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ISO.1.Encabezado">
      <style:paragraph-properties fo:break-before="page"/>
    </style:style>
    <style:style style:name="P3" style:family="paragraph" style:parent-style-name="ISO.2.Enunciado">
      <style:paragraph-properties fo:break-before="page"/>
    </style:style>
    <style:style style:name="P4" style:family="paragraph" style:parent-style-name="ISO.5.Cuerpo">
      <style:text-properties officeooo:rsid="000c5b5d" officeooo:paragraph-rsid="000c5b5d"/>
    </style:style>
    <style:style style:name="P5" style:family="paragraph" style:parent-style-name="ISO.5.Cuerpo">
      <style:text-properties officeooo:rsid="000fed51" officeooo:paragraph-rsid="000fed51"/>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ISO.5.Cuerpo">
      <style:paragraph-properties fo:margin-left="2.501cm" fo:margin-right="0cm" fo:text-indent="0cm" style:auto-text-indent="false"/>
      <style:text-properties officeooo:rsid="000fed51" officeooo:paragraph-rsid="000fed51"/>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3">
      <style:paragraph-properties>
        <style:tab-stops>
          <style:tab-stop style:position="16.591cm" style:type="right" style:leader-style="dotted" style:leader-text="."/>
        </style:tab-stops>
      </style:paragraph-properties>
    </style:style>
    <style:style style:name="P10" style:family="paragraph" style:parent-style-name="Standard" style:master-page-name="First_20_Page">
      <style:paragraph-properties style:page-number="auto"/>
      <style:text-properties fo:language="es" fo:country="ES" officeooo:paragraph-rsid="0000db31"/>
    </style:style>
    <style:style style:name="P11" style:family="paragraph" style:parent-style-name="Standard" style:master-page-name="Standard">
      <style:paragraph-properties style:page-number="1" fo:break-before="page"/>
      <style:text-properties fo:language="es" fo:country="ES" officeooo:paragraph-rsid="0000db31"/>
    </style:style>
    <style:style style:name="P12" style:family="paragraph" style:parent-style-name="ISO.1.Encabezado">
      <style:text-properties fo:language="es" fo:country="ES"/>
    </style:style>
    <style:style style:name="P13" style:family="paragraph" style:parent-style-name="ISO.4.Pasos" style:list-style-name="ISO.Numeración"/>
    <style:style style:name="P14" style:family="paragraph" style:parent-style-name="ISO.4.Pasos" style:list-style-name="ISO.Numeración">
      <style:text-properties officeooo:rsid="000fed51"/>
    </style:style>
    <style:style style:name="P15" style:family="paragraph" style:parent-style-name="ISO.4.Pasos">
      <style:text-properties officeooo:rsid="000fed51" officeooo:paragraph-rsid="000fed51"/>
    </style:style>
    <style:style style:name="P16" style:family="paragraph" style:parent-style-name="ISO.4.Pasos" style:list-style-name="ISO.Numeración">
      <style:text-properties officeooo:rsid="0007335c" officeooo:paragraph-rsid="000c5b5d"/>
    </style:style>
    <style:style style:name="P17" style:family="paragraph" style:parent-style-name="ISO.4.Pasos" style:list-style-name="ISO.Numeración">
      <style:text-properties officeooo:rsid="000c5b5d" officeooo:paragraph-rsid="000c5b5d"/>
    </style:style>
    <style:style style:name="P18" style:family="paragraph" style:parent-style-name="ISO.5.Cuerpo">
      <style:text-properties officeooo:rsid="000fed51" officeooo:paragraph-rsid="000fed51"/>
    </style:style>
    <style:style style:name="P19" style:family="paragraph">
      <style:paragraph-properties fo:text-align="end"/>
    </style:style>
    <style:style style:name="P20" style:family="paragraph">
      <style:paragraph-properties fo:text-align="end"/>
      <style:text-properties style:font-name="Nimbus Mono1"/>
    </style:style>
    <style:style style:name="P21" style:family="paragraph">
      <style:paragraph-properties fo:text-align="center"/>
    </style:style>
    <style:style style:name="P22" style:family="paragraph">
      <style:paragraph-properties fo:text-align="center"/>
      <style:text-properties style:font-name="Nimbus Mono1" fo:font-size="80pt" style:font-size-asian="80pt" style:font-size-complex="80pt"/>
    </style:style>
    <style:style style:name="T1" style:family="text">
      <style:text-properties officeooo:rsid="0007335c"/>
    </style:style>
    <style:style style:name="T2" style:family="text">
      <style:text-properties fo:language="es" fo:country="ES"/>
    </style:style>
    <style:style style:name="T3" style:family="text">
      <style:text-properties officeooo:rsid="0001e570"/>
    </style:style>
    <style:style style:name="T4" style:family="text">
      <style:text-properties officeooo:rsid="000ea898"/>
    </style:style>
    <style:style style:name="T5" style:family="text">
      <style:text-properties officeooo:rsid="000fed51"/>
    </style:style>
    <style:style style:name="T6" style:family="text">
      <style:text-properties style:font-name="Nimbus Mono1"/>
    </style:style>
    <style:style style:name="T7" style:family="text">
      <style:text-properties style:font-name="Nimbus Mono1" fo:font-size="80pt" style:font-size-asian="80pt" style:font-size-complex="80p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3.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7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text:anchor-type="paragraph" draw:z-index="0" draw:style-name="gr1" draw:text-style-name="P20" svg:width="10.969cm" svg:height="3.13cm" svg:x="6.583cm" svg:y="17.584cm"><draw:text-box><text:p text:style-name="P19"><text:span text:style-name="T6">Col.legi Sant Josep Obrer</text:span></text:p><text:p text:style-name="P19"><text:span text:style-name="T6">Implantació de sistemes operatius</text:span></text:p><text:p text:style-name="P19"><text:span text:style-name="T6">ASIX 1</text:span></text:p><text:p text:style-name="P19"><text:span text:style-name="T6">Piqueras Sastre Alejandro</text:span></text:p><text:p text:style-name="P19"><text:span text:style-name="T6">Ríos <text:s/>Galván Iñaki</text:span></text:p><text:p text:style-name="P19"><text:span text:style-name="T6">Daniel Rosselló Sánchez</text:span></text:p></draw:text-box></draw:frame><draw:frame text:anchor-type="paragraph" draw:z-index="1" draw:style-name="gr2" draw:text-style-name="P22" svg:width="17.488cm" svg:height="6.779cm" svg:x="-0.034cm" svg:y="5.101cm"><draw:text-box><text:p text:style-name="P21"><text:span text:style-name="T7">Práctica 1</text:span></text:p><text:p text:style-name="P21"><text:span text:style-name="T7">Windows XP</text:span></text:p></draw:text-box></draw:frame></text:p>
      <text:p text:style-name="P11"><text:bookmark-start text:name="__RefHeading__109_598623619"/><text:bookmark-end text:name="__RefHeading__109_598623619"/></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O.1.Encabezado"/>
            <text:index-source-style text:style-name="ISO.Encabezado"/>
          </text:index-source-styles>
          <text:index-source-styles text:outline-level="2">
            <text:index-source-style text:style-name="ISO.2.1.Enunciado"/>
            <text:index-source-style text:style-name="ISO.2.Enunciado"/>
            <text:index-source-style text:style-name="ISO.Enunciado"/>
          </text:index-source-styles>
          <text:index-source-styles text:outline-level="3">
            <text:index-source-style text:style-name="ISO.3.Subapartado"/>
            <text:index-source-style text:style-name="ISO.4.Pasos"/>
            <text:index-source-style text:style-name="ISO.Subapartado"/>
          </text:index-source-styles>
          <text:index-source-styles text:outline-level="4">
            <text:index-source-style text:style-name="ISO.4.Paso"/>
            <text:index-source-style text:style-name="ISO.Paso"/>
          </text:index-source-styles>
        </text:table-of-content-source>
        <text:index-body>
          <text:index-title text:style-name="Sect1" text:name="Índice de contenido1_Head">
            <text:p text:style-name="Contents_20_Heading">Índice de contenido</text:p>
          </text:index-title>
          <text:p text:style-name="P8"><text:a xlink:type="simple" xlink:href="#__RefHeading__111_598623619" text:style-name="Index_20_Link" text:visited-style-name="Index_20_Link">Contenido<text:tab/>2</text:a></text:p>
          <text:p text:style-name="P6"><text:a xlink:type="simple" xlink:href="#__RefHeading__113_598623619" text:style-name="Index_20_Link" text:visited-style-name="Index_20_Link">Ejercicio 1<text:tab/>2</text:a></text:p>
          <text:p text:style-name="P9"><text:a xlink:type="simple" xlink:href="#__RefHeading__115_598623619" text:style-name="Index_20_Link" text:visited-style-name="Index_20_Link"><text:s/>1.-Creación de la máquina virtual<text:tab/>2</text:a></text:p>
          <text:p text:style-name="P9"><text:a xlink:type="simple" xlink:href="#__RefHeading__399_733798340" text:style-name="Index_20_Link" text:visited-style-name="Index_20_Link"><text:s/>2.-Nombre y Sistema Operativo<text:tab/>2</text:a></text:p>
          <text:p text:style-name="P9"><text:a xlink:type="simple" xlink:href="#__RefHeading__401_733798340" text:style-name="Index_20_Link" text:visited-style-name="Index_20_Link"><text:s/>3.-Tamaño de memoria<text:tab/>2</text:a></text:p>
          <text:p text:style-name="P9"><text:a xlink:type="simple" xlink:href="#__RefHeading__403_733798340" text:style-name="Index_20_Link" text:visited-style-name="Index_20_Link"><text:s/>4.-Unidad de disco duro<text:tab/>2</text:a></text:p>
          <text:p text:style-name="P9"><text:a xlink:type="simple" xlink:href="#__RefHeading__405_733798340" text:style-name="Index_20_Link" text:visited-style-name="Index_20_Link"><text:s/>4.1.-Tipo de archivo de unidad de disco<text:tab/>2</text:a></text:p>
          <text:p text:style-name="P9"><text:a xlink:type="simple" xlink:href="#__RefHeading__407_733798340" text:style-name="Index_20_Link" text:visited-style-name="Index_20_Link"><text:s/>4.2.-Almacenamiento en unidad de disco<text:tab/>2</text:a></text:p>
          <text:p text:style-name="P9"><text:a xlink:type="simple" xlink:href="#__RefHeading__409_733798340" text:style-name="Index_20_Link" text:visited-style-name="Index_20_Link"><text:s/>4.3.-Ubicación del archivo y tamaño<text:tab/>3</text:a></text:p>
          <text:p text:style-name="P9"><text:a xlink:type="simple" xlink:href="#__RefHeading__411_733798340" text:style-name="Index_20_Link" text:visited-style-name="Index_20_Link"><text:s/>5.-Máquina virtual lista<text:tab/>3</text:a></text:p>
          <text:p text:style-name="P6"><text:a xlink:type="simple" xlink:href="#__RefHeading__383_445829800" text:style-name="Index_20_Link" text:visited-style-name="Index_20_Link">Ejercicio 2<text:tab/>4</text:a></text:p>
          <text:p text:style-name="P9"><text:a xlink:type="simple" xlink:href="#__RefHeading__483_445829800" text:style-name="Index_20_Link" text:visited-style-name="Index_20_Link"><text:s/>1.-Instalación de Windows XP (Primera parte)<text:tab/>4</text:a></text:p>
          <text:p text:style-name="P9"><text:a xlink:type="simple" xlink:href="#__RefHeading__730_598623619" text:style-name="Index_20_Link" text:visited-style-name="Index_20_Link"><text:s/>1.1.-Paso 1.1<text:tab/>4</text:a></text:p>
          <text:p text:style-name="P9"><text:a xlink:type="simple" xlink:href="#__RefHeading__732_598623619" text:style-name="Index_20_Link" text:visited-style-name="Index_20_Link"><text:s/>2.-Instalación de Windows XP (Segunda parte)<text:tab/>4</text:a></text:p>
          <text:p text:style-name="P9"><text:a xlink:type="simple" xlink:href="#__RefHeading__485_445829800" text:style-name="Index_20_Link" text:visited-style-name="Index_20_Link"><text:s/>2.1.-Paso 2.1<text:tab/>4</text:a></text:p>
          <text:p text:style-name="P8"><text:a xlink:type="simple" xlink:href="#__RefHeading__119_598623619" text:style-name="Index_20_Link" text:visited-style-name="Index_20_Link">Problemas encontrados<text:tab/>5</text:a></text:p>
          <text:p text:style-name="P8"><text:a xlink:type="simple" xlink:href="#__RefHeading__123_598623619" text:style-name="Index_20_Link" text:visited-style-name="Index_20_Link">Opinión personal<text:tab/>6</text:a></text:p>
          <text:p text:style-name="P6"><text:a xlink:type="simple" xlink:href="#__RefHeading__125_598623619" text:style-name="Index_20_Link" text:visited-style-name="Index_20_Link">Integrante 1<text:tab/>6</text:a></text:p>
          <text:p text:style-name="P6"><text:a xlink:type="simple" xlink:href="#__RefHeading__129_598623619" text:style-name="Index_20_Link" text:visited-style-name="Index_20_Link">Integrante 2<text:tab/>6</text:a></text:p>
          <text:p text:style-name="P6"><text:a xlink:type="simple" xlink:href="#__RefHeading__131_598623619" text:style-name="Index_20_Link" text:visited-style-name="Index_20_Link">Integrante 3<text:tab/>6</text:a></text:p>
          <text:p text:style-name="P6"><text:a xlink:type="simple" xlink:href="#__RefHeading__133_598623619" text:style-name="Index_20_Link" text:visited-style-name="Index_20_Link">Puntos de discusión<text:tab/>6</text:a></text:p>
          <text:p text:style-name="P8"><text:a xlink:type="simple" xlink:href="#__RefHeading__135_598623619" text:style-name="Index_20_Link" text:visited-style-name="Index_20_Link">Bibliografía<text:tab/>7</text:a></text:p>
          <text:p text:style-name="P6"><text:a xlink:type="simple" xlink:href="#__RefHeading__137_598623619" text:style-name="Index_20_Link" text:visited-style-name="Index_20_Link">Pregunta 1<text:tab/>7</text:a></text:p>
          <text:p text:style-name="P6"><text:a xlink:type="simple" xlink:href="#__RefHeading__469_598623619" text:style-name="Index_20_Link" text:visited-style-name="Index_20_Link">Pregunta 2<text:tab/>7</text:a></text:p>
        </text:index-body>
      </text:table-of-content>
      <text:h text:style-name="P12" text:outline-level="2"/>
      <text:p text:style-name="P2"><text:bookmark-start text:name="__RefHeading__111_598623619"/>Contenido<text:bookmark-end text:name="__RefHeading__111_598623619"/></text:p>
      <text:p text:style-name="ISO.2.Enunciado"><text:bookmark-start text:name="__RefHeading__113_598623619"/>Ejercicio 1<text:bookmark-end text:name="__RefHeading__113_598623619"/></text:p>
      <text:p text:style-name="ISO.3.Subenunciado">Crear una máquina virtual sobre un disco virtual de 10 GB con una única partición NTFS, (no hace falta preocuparse de particionar, ya que asignamos todo el espacio del disco) sobre la que instalaremos un sistema operativo Windows XP. (La unidad lógica en la que queda instalado el S.O ha de etiquetarse como WXP_1)</text:p>
      <text:list xml:id="list8322707307382423104" text:style-name="ISO.Numeración">
        <text:list-item>
          <text:p text:style-name="P13"><text:bookmark-start text:name="__RefHeading__115_598623619"/>Creación de la máquina virtual<text:bookmark-end text:name="__RefHeading__115_598623619"/></text:p>
        </text:list-item>
      </text:list>
      <text:p text:style-name="ISO.5.Cuerpo">Una vez tenemos instalado el VirtualBox en nuestro PC, lo abrimos <text:span text:style-name="T4">y en la pantalla principal </text:span>seleccionaremos “<text:span text:style-name="T5">Nueva</text:span>”.</text:p>
      <text:list xml:id="list210442367227229" text:continue-numbering="true" text:style-name="ISO.Numeración">
        <text:list-item>
          <text:p text:style-name="P14"><text:bookmark-start text:name="__RefHeading__399_733798340"/>Nombre y Sistema Operativo<text:bookmark-end text:name="__RefHeading__399_733798340"/></text:p>
        </text:list-item>
      </text:list>
      <text:p text:style-name="P5">En la siguiente pantalla le ponemos un nombre a nuestra VM y elegimos que SO queremos instalar.</text:p>
      <text:list xml:id="list210441831038703" text:continue-numbering="true" text:style-name="ISO.Numeración">
        <text:list-item>
          <text:p text:style-name="P15"><text:bookmark-start text:name="__RefHeading__401_733798340"/>Tamaño de memoria<text:bookmark-end text:name="__RefHeading__401_733798340"/></text:p>
        </text:list-item>
      </text:list>
      <text:p text:style-name="ISO.5.Cuerpo">En este punto seleccionas la cantidad de memoria <text:span text:style-name="T5">RAM</text:span> que le reservaremos a la máquina virtual. En nuestro caso hemos seleccionado 1024 MB, para que vaya fluido, <text:span text:style-name="T5">aunque para WXP, con 128 MB bastaría.</text:span></text:p>
      <text:list xml:id="list210442013938616" text:continue-numbering="true" text:style-name="ISO.Numeración">
        <text:list-item>
          <text:p text:style-name="P15"><text:bookmark-start text:name="__RefHeading__403_733798340"/>Unidad de disco duro<text:bookmark-end text:name="__RefHeading__403_733798340"/></text:p>
        </text:list-item>
      </text:list>
      <text:p text:style-name="P5">Aquí asignamos un disco duro a la máquina. En nuestro caso, como no tenemos ninguno guardado, crearemos uno.</text:p>
      <text:list xml:id="list210441622127801" text:continue-numbering="true" text:style-name="ISO.Numeración">
        <text:list-item>
          <text:list>
            <text:list-item>
              <text:p text:style-name="ISO.4.Pasos"><text:bookmark-start text:name="__RefHeading__405_733798340"/>T<text:span text:style-name="T5">ipo de archivo de unidad de disco</text:span><text:bookmark-end text:name="__RefHeading__405_733798340"/></text:p>
            </text:list-item>
          </text:list>
        </text:list-item>
      </text:list>
      <text:p text:style-name="P7">Aquí seleccionaremos la opción por defecto, ya que no tenemos la necesidad de usar este disco en otro software de virtualización.</text:p>
      <text:list xml:id="list210440725210270" text:continue-numbering="true" text:style-name="ISO.Numeración">
        <text:list-item>
          <text:list>
            <text:list-item>
              <text:p text:style-name="ISO.4.Pasos"><text:bookmark-start text:name="__RefHeading__407_733798340"/>Al<text:span text:style-name="T5">macenamiento en unidad de disco</text:span><text:bookmark-end text:name="__RefHeading__407_733798340"/></text:p>
            </text:list-item>
          </text:list>
        </text:list-item>
      </text:list>
      <text:p text:style-name="P7">Aquí tenemos dos opciones: Un disco fijo o dinámico. La diferencia es que el archivo que representa nuestro disco <text:soft-page-break/>en el host, siendo fijo, ocupará la totalidad del tamaño que establezcamos, mientras que si es dinámico, este irá creciendo a medida que se vaya llenando, ocupando como máximo el espacio asignado. Seleccionaremos por conveniencia, reservado dinámicamente.</text:p>
      <text:list xml:id="list210440678449026" text:continue-numbering="true" text:style-name="ISO.Numeración">
        <text:list-item>
          <text:list>
            <text:list-item>
              <text:p text:style-name="P15"><text:bookmark-start text:name="__RefHeading__409_733798340"/>Ubicación del archivo y tamaño<text:bookmark-end text:name="__RefHeading__409_733798340"/></text:p>
            </text:list-item>
          </text:list>
        </text:list-item>
      </text:list>
      <text:p text:style-name="P7">Aquí finalmente establecemos el tamaño de disco que verá la VM, su nombre, y su localización. Dejaremos la ubicación por defecto, estableceremos el nombre, y el tamaño. 10 GB en nuestro caso.</text:p>
      <text:list xml:id="list210442458841419" text:continue-numbering="true" text:style-name="ISO.Numeración">
        <text:list-item>
          <text:p text:style-name="P15"><text:bookmark-start text:name="__RefHeading__411_733798340"/>Máquina virtual lista<text:bookmark-end text:name="__RefHeading__411_733798340"/></text:p>
        </text:list-item>
      </text:list>
      <text:p text:style-name="P5">Con la creación del disco duro concluye la creación de la VM. Ahora sólo queda instalar un SO en ella.</text:p>
      <text:p text:style-name="P7"/>
      <text:p text:style-name="Standard">.</text:p>
      <text:p text:style-name="P3"><text:bookmark-start text:name="__RefHeading__383_445829800"/>Ejercicio 2<text:bookmark-end text:name="__RefHeading__383_445829800"/></text:p>
      <text:p text:style-name="ISO.3.Subenunciado">Documentar el proceso de instalación de este sistema operativo.</text:p>
      <text:list xml:id="list4810193792104538527" text:style-name="ISO.Numeración">
        <text:list-item>
          <text:p text:style-name="P16"><text:bookmark-start text:name="__RefHeading__483_445829800"/>Instalación de Windows XP (Primera parte)<text:bookmark-end text:name="__RefHeading__483_445829800"/></text:p>
          <text:list>
            <text:list-item>
              <text:p text:style-name="P17"><text:bookmark-start text:name="__RefHeading__730_598623619"/>Paso 1.1<text:bookmark-end text:name="__RefHeading__730_598623619"/></text:p>
            </text:list-item>
          </text:list>
        </text:list-item>
        <text:list-item>
          <text:p text:style-name="P16"><text:bookmark-start text:name="__RefHeading__732_598623619"/>Instalación de Windows XP (Segunda parte)<text:bookmark-end text:name="__RefHeading__732_598623619"/></text:p>
          <text:list>
            <text:list-item>
              <text:p text:style-name="P17"><text:bookmark-start text:name="__RefHeading__485_445829800"/>Paso 2.1<text:bookmark-end text:name="__RefHeading__485_445829800"/></text:p>
            </text:list-item>
          </text:list>
        </text:list-item>
      </text:list>
      <text:p text:style-name="P4">En este paso blablabla</text:p>
      <text:p text:style-name="P2"><text:bookmark-start text:name="__RefHeading__119_598623619"/>Problemas encontrados<text:bookmark-end text:name="__RefHeading__119_598623619"/></text:p>
      <text:p text:style-name="ISO.5.Cuerpo"><text:bookmark-start text:name="__RefHeading__121_598623619"/>Me encontré con este problema.<text:bookmark-end text:name="__RefHeading__121_598623619"/></text:p>
      <text:p text:style-name="ISO.1.Encabezado"/>
      <text:p text:style-name="P2"><text:bookmark-start text:name="__RefHeading__123_598623619"/>Opinión personal<text:bookmark-end text:name="__RefHeading__123_598623619"/></text:p>
      <text:p text:style-name="ISO.2.Enunciado"><text:bookmark-start text:name="__RefHeading__125_598623619"/>Integrante 1<text:bookmark-end text:name="__RefHeading__125_598623619"/></text:p>
      <text:p text:style-name="ISO.5.Cuerpo"><text:bookmark-start text:name="__RefHeading__127_598623619"/>Mi opinión personal es esta.<text:bookmark-end text:name="__RefHeading__127_598623619"/></text:p>
      <text:p text:style-name="ISO.2.Enunciado"><text:bookmark-start text:name="__RefHeading__129_598623619"/>Integrante 2<text:bookmark-end text:name="__RefHeading__129_598623619"/></text:p>
      <text:p text:style-name="ISO.2.Enunciado"><text:bookmark-start text:name="__RefHeading__131_598623619"/>Integrante 3<text:bookmark-end text:name="__RefHeading__131_598623619"/></text:p>
      <text:p text:style-name="ISO.2.Enunciado"><text:bookmark-start text:name="__RefHeading__133_598623619"/>Puntos de discusión<text:bookmark-end text:name="__RefHeading__133_598623619"/></text:p>
      <text:p text:style-name="ISO.1.Encabezado"/>
      <text:p text:style-name="P2"><text:bookmark-start text:name="__RefHeading__135_598623619"/>Bibliografía<text:bookmark-end text:name="__RefHeading__135_598623619"/></text:p>
      <text:p text:style-name="ISO.2.Enunciado"><text:bookmark-start text:name="__RefHeading__137_598623619"/>Pregunta <text:span text:style-name="T3">1</text:span><text:bookmark-end text:name="__RefHeading__137_598623619"/></text:p>
      <text:p text:style-name="ISO.3.Subenunciado"><text:bookmark-start text:name="__RefHeading__139_598623619"/>Webs<text:bookmark-end text:name="__RefHeading__139_598623619"/></text:p>
      <text:p text:style-name="ISO.5.Cuerpo"><text:bookmark-start text:name="__RefHeading__141_598623619"/><text:a xlink:type="simple" xlink:href="http://www.esta.es/" text:style-name="Internet_20_link" text:visited-style-name="Visited_20_Internet_20_Link"><text:span text:style-name="T2">www.esta.es</text:span></text:a><text:bookmark-end text:name="__RefHeading__141_598623619"/></text:p>
      <text:p text:style-name="ISO.5.Cuerpo"><text:bookmark-start text:name="__RefHeading__143_598623619"/><text:a xlink:type="simple" xlink:href="http://www.aquella.tambi.en/" text:style-name="Internet_20_link" text:visited-style-name="Visited_20_Internet_20_Link"><text:span text:style-name="T2">www.aquella.tambi.en</text:span></text:a><text:bookmark-end text:name="__RefHeading__143_598623619"/></text:p>
      <text:p text:style-name="ISO.3.Subenunciado"><text:bookmark-start text:name="__RefHeading__145_598623619"/>Libros<text:bookmark-end text:name="__RefHeading__145_598623619"/></text:p>
      <text:p text:style-name="ISO.5.Cuerpo"><text:bookmark-start text:name="__RefHeading__147_598623619"/>Este, ed. Aquel.<text:bookmark-end text:name="__RefHeading__147_598623619"/></text:p>
      <text:p text:style-name="ISO.2.Enunciado"><text:bookmark-start text:name="__RefHeading__469_598623619"/>Pregunta <text:span text:style-name="T3">2</text:span><text:bookmark-end text:name="__RefHeading__469_598623619"/></text:p>
      <text:p text:style-name="ISO.3.Subenunciado"><text:bookmark-start text:name="__RefHeading__139_5986236191"/>Webs<text:bookmark-end text:name="__RefHeading__139_5986236191"/></text:p>
      <text:p text:style-name="ISO.5.Cuerpo"><text:bookmark-start text:name="__RefHeading__141_5986236191"/><text:a xlink:type="simple" xlink:href="http://www.esta.es/" text:style-name="Internet_20_link" text:visited-style-name="Visited_20_Internet_20_Link"><text:span text:style-name="T2">www.esta.es</text:span></text:a><text:bookmark-end text:name="__RefHeading__141_5986236191"/></text:p>
      <text:p text:style-name="ISO.5.Cuerpo"><text:bookmark-start text:name="__RefHeading__143_5986236191"/><text:a xlink:type="simple" xlink:href="http://www.aquella.tambi.en/" text:style-name="Internet_20_link" text:visited-style-name="Visited_20_Internet_20_Link"><text:span text:style-name="T2">www.aquella.tambi.en</text:span></text:a><text:bookmark-end text:name="__RefHeading__143_5986236191"/></text:p>
      <text:p text:style-name="ISO.3.Subenunciado"><text:bookmark-start text:name="__RefHeading__145_5986236191"/>Libros<text:bookmark-end text:name="__RefHeading__145_5986236191"/></text:p>
      <text:p text:style-name="ISO.5.Cuerpo"><text:bookmark-start text:name="__RefHeading__147_5986236191"/>Este, ed. Aquel.<text:bookmark-end text:name="__RefHeading__147_59862361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ISO.2.Enunciado" style:family="paragraph" style:parent-style-name="List_20_1" style:next-style-name="ISO.3.Subenunciado" style:class="list" style:master-page-name="">
      <style:paragraph-properties fo:margin-top="1cm" fo:margin-bottom="0.21cm" loext:contextual-spacing="false" style:page-number="auto"/>
      <style:text-properties style:font-name="DejaVu Sans Condensed" fo:font-family="'DejaVu Sans Condensed'" style:font-style-name="Condensed" style:font-family-generic="swiss" style:font-pitch="variable" fo:font-size="14pt"/>
    </style:style>
    <style:style style:name="ISO.4.Pasos" style:family="paragraph" style:parent-style-name="List_20_2" style:next-style-name="ISO.5.Cuerpo" style:list-style-name="ISO.Numeración" style:class="list" style:master-page-name="">
      <style:paragraph-properties style:page-number="auto"/>
      <style:text-properties style:font-name="DejaVu Sans Light" fo:font-family="'DejaVu Sans Light'" style:font-style-name="ExtraLight" style:font-family-generic="swiss" style:font-pitch="variable" fo:font-size="14pt" fo:font-weight="150"/>
    </style:style>
    <style:style style:name="ISO.1.Encabezado" style:family="paragraph" style:parent-style-name="Heading_20_2" style:next-style-name="ISO.2.Enunciado"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SO.5.Cuerpo" style:family="paragraph" style:parent-style-name="List_20_3" style:master-page-name="">
      <style:paragraph-properties fo:margin-left="1.91cm" fo:margin-right="0cm" fo:text-indent="0cm" style:auto-text-indent="false" style:page-number="auto"/>
      <style:text-properties style:font-name="Courier New" fo:font-family="'Courier New'" style:font-style-name="Normal" style:font-family-generic="modern" style:font-pitch="fixed" fo:font-size="12pt" fo:font-weight="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SO.0.Otros" style:family="paragraph" style:parent-style-name="Header">
      <style:text-properties style:font-name="Nimbus Mono" fo:font-family="'Nimbus Mono'" style:font-style-name="Normal" style:font-pitch="fixed" officeooo:rsid="000280f8" style:font-size-asian="10.5pt"/>
    </style:style>
    <style:style style:name="ISO.3.Subenunciado" style:family="paragraph" style:parent-style-name="ISO.2.Enunciado" style:next-style-name="ISO.4.Pasos" style:master-page-name="">
      <style:paragraph-properties fo:margin-left="1cm" fo:margin-right="0cm" fo:margin-top="0cm" fo:margin-bottom="0.499cm" loext:contextual-spacing="false" fo:line-height="100%" fo:text-indent="0cm" style:auto-text-indent="false" style:page-number="auto">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SO.Numeración">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07335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ISO.0.Otros"><text:span text:style-name="MT1">Práctica 1 - WXP</text:span><text:tab/><text:tab/><text:span text:style-name="MT1">Implantació de sistemes operatius</text:span></text:p>
      </style:header>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7:23.106239879</meta:creation-date>
    <dc:date>2014-12-16T21:00:14.741607370</dc:date>
    <meta:editing-duration>PT2H19M55S</meta:editing-duration>
    <meta:editing-cycles>10</meta:editing-cycles>
    <meta:generator>LibreOffice/4.3.4.1$Linux_X86_64 LibreOffice_project/430m0$Build-1</meta:generator>
    <meta:document-statistic meta:table-count="0" meta:image-count="0" meta:object-count="0" meta:page-count="9" meta:paragraph-count="75" meta:word-count="506" meta:character-count="3044" meta:non-whitespace-character-count="2600"/>
  </office:meta>
</office:document-meta>
</file>